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rida Hisham : 900211917</text:p>
      <text:p text:style-name="Standard"/>
      <text:p text:style-name="Standard">Ahmed Amer Bamadhaf : 90020506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9" meta:character-count="57" meta:non-whitespace-character-count="49"/>
    <meta:generator>LibreOfficeDev/6.0.5.2$Linux_X86_64 LibreOffice_project/</meta:generator>
  </office:meta>
</office:document-meta>
</file>